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2024-12-03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2024-01-16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2022-12-30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2021-11-30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2020-12-08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2020-01-15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2019-01-30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2018-01-30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2017-01-19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2016-01-27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2015-01-13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2014-01-14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2012-12-15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2011-12-13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2010-12-14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2010-01-18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2009-02-19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2008-01-31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2006-01-17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2005-01-11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2004-02-05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2003-02-0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2002-01-23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2000-02-03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1999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1998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199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199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199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199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199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1992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1991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1987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1986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31095554201</text:p>
          </table:table-cell>
          <table:table-cell office:value-type="string" calcext:value-type="string">
            <text:p>198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